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30000006316E620182B3E6EC1.jpg" manifest:media-type="image/jpeg"/>
  <manifest:file-entry manifest:full-path="Pictures/100000000000042100000319935403CE7B0BE43B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Videodrome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This is fix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Title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Nothing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3rd page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Bullet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6E620182B3E6EC1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3T06:43:56.957036141</meta:creation-date>
    <meta:editing-duration>PT1M19S</meta:editing-duration>
    <meta:editing-cycles>2</meta:editing-cycles>
    <meta:generator>LibreOffice/6.0.3.2$Linux_X86_64 LibreOffice_project/8f48d515416608e3a835360314dac7e47fd0b821</meta:generator>
    <dc:title>Lights</dc:title>
    <dc:date>2020-03-03T06:45:11.656097146</dc:date>
    <meta:document-statistic meta:object-count="56"/>
  </office:meta>
</office:document-meta>
</file>